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th" svg:font-family="MathJax_Math"/>
    <style:font-face style:name="MathJax_Math1" svg:font-family="MathJax_Math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Bonum" svg:font-family="'TeX Gyre Bonum'" style:font-adornments="Regular" style:font-pitch="variable"/>
    <style:font-face style:name="TeX Gyre DejaVu Math" svg:font-family="'TeX Gyre DejaVu Math'" style:font-adornments="Regular" style:font-pitch="variable"/>
    <style:font-face style:name="TeX Gyre Termes Math" svg:font-family="'TeX Gyre Termes Math'" style:font-adornments="Regular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632cm" fo:min-width="0.382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.95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svg:stroke-color="#2a6099" draw:marker-end="Arrowheads_20_10" draw:marker-end-width="0.3cm" draw:fill="none" draw:textarea-vertical-align="middle"/>
    </style:style>
    <style:style style:name="gr10" style:family="graphic" style:parent-style-name="standard">
      <style:graphic-properties svg:stroke-color="#2a6099" draw:textarea-horizontal-align="justify" draw:textarea-vertical-align="middle" draw:auto-grow-height="false" fo:min-height="0.948cm" fo:min-width="2.198cm"/>
      <style:paragraph-properties style:writing-mode="lr-tb"/>
    </style:style>
    <style:style style:name="gr11" style:family="graphic" style:parent-style-name="objectwithoutfill">
      <style:graphic-properties svg:stroke-color="#2a6099" draw:marker-end="Arrowheads_20_11" draw:marker-end-width="0.3cm" draw:fill="none" draw:textarea-vertical-align="middle"/>
    </style:style>
    <style:style style:name="gr12" style:family="graphic" style:parent-style-name="standard">
      <style:graphic-properties svg:stroke-color="#2a6099" draw:textarea-horizontal-align="justify" draw:textarea-vertical-align="middle" draw:auto-grow-height="false" fo:min-height="0.632cm" fo:min-width="0.382cm"/>
      <style:paragraph-properties style:writing-mode="lr-tb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svg:stroke-color="#2a6099" draw:marker-start="Arrowheads_20_13" draw:marker-start-width="0.3cm" draw:marker-end="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8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/>
      <style:paragraph-properties style:writing-mode="lr-tb"/>
    </style:style>
    <style:style style:name="gr17" style:family="graphic" style:parent-style-name="objectwithoutfill">
      <style:graphic-properties svg:stroke-color="#2a6099" draw:marker-end="Arrowheads_20_14" draw:marker-end-width="0.3cm" draw:fill="none" draw:textarea-vertical-align="middle"/>
    </style:style>
    <style:style style:name="gr18" style:family="graphic" style:parent-style-name="objectwithoutfill">
      <style:graphic-properties svg:stroke-color="#2a6099" draw:marker-end="Arrowheads_20_15" draw:marker-end-width="0.3cm" draw:fill="none" draw:textarea-vertical-align="middle"/>
    </style:style>
    <style:style style:name="gr19" style:family="graphic" style:parent-style-name="objectwithoutfill">
      <style:graphic-properties svg:stroke-color="#2a6099" draw:marker-end="Arrowheads_20_16" draw:marker-end-width="0.3cm" draw:fill="none" draw:textarea-vertical-align="middle"/>
    </style:style>
    <style:style style:name="gr20" style:family="graphic" style:parent-style-name="objectwithoutfill">
      <style:graphic-properties svg:stroke-color="#2a6099" draw:marker-end="Arrowheads_20_1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T1" style:family="text">
      <style:text-properties style:font-name="MathJax_Math" style:font-name-asian="MathJax_Math" style:font-name-complex="MathJax_Math"/>
    </style:style>
    <style:style style:name="T2" style:family="text">
      <style:text-properties style:font-name="TeX Gyre Bonum" fo:font-size="12pt"/>
    </style:style>
    <style:style style:name="T3" style:family="text">
      <style:text-properties style:font-name="TeX Gyre Bonum" fo:font-size="12pt"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54cm" svg:height="1.265cm" svg:x="6.502cm" svg:y="0.57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1" draw:layer="layout" svg:width="2.199cm" svg:height="1.265cm" svg:x="5.9cm" svg:y="2.3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1" draw:layer="layout" svg:width="0.775cm" svg:height="1.265cm" svg:x="6.502cm" svg:y="4.37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1" draw:layer="layout" svg:width="2.312cm" svg:height="1.265cm" svg:x="5.7cm" svg:y="6.26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1" draw:layer="layout" svg:width="0.754cm" svg:height="1.265cm" svg:x="6.501cm" svg:y="8.46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2" draw:text-style-name="P1" xml:id="id1" draw:id="id1" draw:layer="layout" svg:width="1.25cm" svg:height="1.25cm" svg:x="2.25cm" svg:y="0.5cm">
          <text:p text:style-name="P1">x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2" draw:layer="layout" draw:type="line" svg:x1="2.875cm" svg:y1="1.75cm" svg:x2="2.875cm" svg:y2="2.5cm" draw:start-shape="id1" draw:start-glue-point="8" draw:end-shape="id2" draw:end-glue-point="4" svg:d="M2875 1750v750" svg:viewBox="0 0 1 751">
          <text:p/>
        </draw:connector>
        <draw:custom-shape draw:style-name="gr4" draw:text-style-name="P1" xml:id="id2" draw:id="id2" draw:layer="layout" svg:width="2.45cm" svg:height="1cm" svg:x="1.65cm" svg:y="2.5cm"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0.75cm" svg:height="0.601cm" svg:x="2.497cm" svg:y="2.6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0.445cm" svg:height="0.601cm" svg:x="2.698cm" svg:y="0.7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" draw:layer="layout" svg:width="0.2cm" svg:height="0.601cm" svg:x="4.771cm" svg:y="6.9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1" xml:id="id3" draw:id="id3" draw:layer="layout" svg:width="1.25cm" svg:height="1.25cm" svg:x="2.25cm" svg:y="4.3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2" draw:layer="layout" draw:type="line" svg:x1="2.875cm" svg:y1="3.5cm" svg:x2="2.875cm" svg:y2="4.301cm" draw:start-shape="id2" draw:start-glue-point="6" draw:end-shape="id3" draw:end-glue-point="4" svg:d="M2875 3500v801" svg:viewBox="0 0 1 802">
          <text:p/>
        </draw:connector>
        <draw:frame draw:style-name="gr1" draw:text-style-name="P1" draw:layer="layout" svg:width="0.467cm" svg:height="0.601cm" svg:x="2.599cm" svg:y="4.5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4" draw:text-style-name="P1" xml:id="id4" draw:id="id4" draw:layer="layout" svg:width="2.45cm" svg:height="1cm" svg:x="1.651cm" svg:y="6.3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1" draw:layer="layout" svg:width="1.476cm" svg:height="0.602cm" svg:x="2.1cm" svg:y="6.4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onnector draw:style-name="gr6" draw:text-style-name="P2" draw:layer="layout" draw:type="line" svg:x1="2.875cm" svg:y1="5.551cm" svg:x2="2.876cm" svg:y2="6.301cm" draw:start-shape="id3" draw:start-glue-point="8" draw:end-shape="id4" draw:end-glue-point="4" svg:d="M2875 5551l1 750" svg:viewBox="0 0 2 751">
          <text:p/>
        </draw:connector>
        <draw:custom-shape draw:style-name="gr2" draw:text-style-name="P1" xml:id="id5" draw:id="id5" draw:layer="layout" svg:width="1.25cm" svg:height="1.25cm" svg:x="2.25cm" svg:y="7.90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45cm" svg:height="0.601cm" svg:x="2.6cm" svg:y="8.16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" draw:text-style-name="P1" xml:id="id6" draw:id="id6" draw:layer="layout" svg:width="1.25cm" svg:height="1.25cm" svg:x="2.251cm" svg:y="9.70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" draw:text-style-name="P1" draw:layer="layout" svg:width="0.424cm" svg:height="0.601cm" svg:x="2.601cm" svg:y="9.86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7" draw:text-style-name="P2" draw:layer="layout" draw:type="line" svg:x1="2.876cm" svg:y1="7.301cm" svg:x2="2.875cm" svg:y2="7.902cm" draw:start-shape="id4" draw:start-glue-point="6" draw:end-shape="id5" draw:end-glue-point="4" svg:d="M2876 7301l-1 601" svg:viewBox="0 0 2 602">
          <text:p/>
        </draw:connector>
        <draw:connector draw:style-name="gr8" draw:text-style-name="P2" draw:layer="layout" draw:type="line" svg:x1="2.875cm" svg:y1="9.152cm" svg:x2="2.876cm" svg:y2="9.703cm" draw:start-shape="id5" draw:start-glue-point="8" draw:end-shape="id6" draw:end-glue-point="4" svg:d="M2875 9152l1 551" svg:viewBox="0 0 2 552">
          <text:p/>
        </draw:connector>
        <draw:connector draw:style-name="gr9" draw:text-style-name="P2" draw:layer="layout" draw:type="curve" svg:x1="3.5cm" svg:y1="8.527cm" svg:x2="5.552cm" svg:y2="6.901cm" draw:start-shape="id5" draw:start-glue-point="10" draw:end-shape="id7" draw:end-glue-point="5" svg:d="M3500 8527c1540 0 515-1626 2052-1626" svg:viewBox="0 0 2053 1627">
          <text:p/>
        </draw:connector>
        <draw:custom-shape draw:style-name="gr10" draw:text-style-name="P1" xml:id="id7" draw:id="id7" draw:layer="layout" svg:width="2.698cm" svg:height="1.198cm" svg:x="5.552cm" svg:y="6.3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8" draw:id="id8" draw:layer="layout" svg:width="2.698cm" svg:height="1.198cm" svg:x="5.553cm" svg:y="2.4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2" draw:layer="layout" draw:type="curve" svg:x1="3.5cm" svg:y1="4.926cm" svg:x2="5.553cm" svg:y2="3.001cm" draw:start-shape="id3" draw:start-glue-point="10" draw:end-shape="id8" draw:end-glue-point="5" svg:d="M3500 4926c1540 0 514-1925 2053-1925" svg:viewBox="0 0 2054 1926">
          <text:p/>
        </draw:connector>
        <draw:custom-shape draw:style-name="gr12" draw:text-style-name="P1" xml:id="id9" draw:id="id9" draw:layer="layout" svg:width="1.25cm" svg:height="1.25cm" svg:x="6.252cm" svg:y="8.50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" xml:id="id10" draw:id="id10" draw:layer="layout" svg:width="1.25cm" svg:height="1.25cm" svg:x="6.253cm" svg:y="4.41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2" draw:text-style-name="P1" xml:id="id11" draw:id="id11" draw:layer="layout" svg:width="1.25cm" svg:height="1.25cm" svg:x="6.253cm" svg:y="0.61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3" draw:text-style-name="P2" draw:layer="layout" svg:x1="1.25cm" svg:y1="1cm" svg:x2="1.25cm" svg:y2="10.25cm">
          <text:p/>
        </draw:line>
        <draw:line draw:style-name="gr14" draw:text-style-name="P2" draw:layer="layout" svg:x1="8.75cm" svg:y1="0.988cm" svg:x2="8.75cm" svg:y2="10.238cm">
          <text:p/>
        </draw:line>
        <draw:frame draw:style-name="gr15" draw:text-style-name="P4" draw:layer="layout" svg:width="3cm" svg:height="0.818cm" draw:transform="rotate (-1.5707963267949) translate (1.308cm 3.31cm)">
          <draw:text-box>
            <text:p text:style-name="P3"><text:span text:style-name="T2">Propagação</text:span></text:p>
          </draw:text-box>
        </draw:frame>
        <draw:frame draw:style-name="gr16" draw:text-style-name="P4" draw:layer="layout" svg:width="4.18cm" svg:height="1.385cm" draw:transform="rotate (1.5707963267949) translate (8.562cm 6.68cm)">
          <draw:text-box>
            <text:p text:style-name="P3"><text:span text:style-name="T3">Retropropagação</text:span></text:p>
          </draw:text-box>
        </draw:frame>
        <draw:connector draw:style-name="gr17" draw:text-style-name="P2" draw:layer="layout" draw:type="line" svg:x1="6.877cm" svg:y1="8.504cm" svg:x2="6.901cm" svg:y2="7.5cm" draw:start-shape="id9" draw:start-glue-point="4" draw:end-shape="id7" draw:end-glue-point="6" svg:d="M6877 8504l24-1004" svg:viewBox="0 0 25 1005">
          <text:p/>
        </draw:connector>
        <draw:connector draw:style-name="gr18" draw:text-style-name="P2" draw:layer="layout" draw:type="line" svg:x1="6.901cm" svg:y1="6.302cm" svg:x2="6.878cm" svg:y2="5.667cm" draw:start-shape="id7" draw:start-glue-point="4" draw:end-shape="id10" draw:end-glue-point="8" svg:d="M6901 6302l-23-635" svg:viewBox="0 0 24 636">
          <text:p/>
        </draw:connector>
        <draw:connector draw:style-name="gr19" draw:text-style-name="P2" draw:layer="layout" draw:type="line" svg:x1="6.878cm" svg:y1="4.417cm" svg:x2="6.902cm" svg:y2="3.6cm" draw:start-shape="id10" draw:start-glue-point="4" draw:end-shape="id8" draw:end-glue-point="6" svg:d="M6878 4417l24-817" svg:viewBox="0 0 25 818">
          <text:p/>
        </draw:connector>
        <draw:connector draw:style-name="gr20" draw:text-style-name="P2" draw:layer="layout" draw:type="line" svg:x1="6.902cm" svg:y1="2.402cm" svg:x2="6.878cm" svg:y2="1.867cm" draw:start-shape="id8" draw:start-glue-point="4" draw:end-shape="id11" draw:end-glue-point="8" svg:d="M6902 2402l-24-535" svg:viewBox="0 0 25 5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th" svg:font-family="MathJax_Math"/>
    <style:font-face style:name="MathJax_Math1" svg:font-family="MathJax_Math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eX Gyre Bonum" svg:font-family="'TeX Gyre Bonum'" style:font-adornments="Regular" style:font-pitch="variable"/>
    <style:font-face style:name="TeX Gyre DejaVu Math" svg:font-family="'TeX Gyre DejaVu Math'" style:font-adornments="Regular" style:font-pitch="variable"/>
    <style:font-face style:name="TeX Gyre Termes Math" svg:font-family="'TeX Gyre Termes Math'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8cm" draw:marker-start-center="false" draw:marker-end-width="0.28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MathJax_Math1" fo:font-family="MathJax_Math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3T09:32:35.255389321</meta:creation-date>
    <dc:date>2023-11-03T15:14:21.039071663</dc:date>
    <meta:editing-duration>PT2H29M9S</meta:editing-duration>
    <meta:editing-cycles>11</meta:editing-cycles>
    <meta:generator>LibreOffice/7.3.7.2$Linux_X86_64 LibreOffice_project/3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row>
      <mi>π</mi>
      <mi>x</mi>
    </mrow>
    <annotation encoding="StarMath 5.0">%pi x</annotation>
  </semantics>
</math>
</file>

<file path=Object 10/content.xml><?xml version="1.0" encoding="utf-8"?>
<math xmlns="http://www.w3.org/1998/Math/MathML" display="block">
  <semantics>
    <mfrac>
      <mi mathvariant="italic">dz</mi>
      <mi mathvariant="italic">dy</mi>
    </mfrac>
    <annotation encoding="StarMath 5.0">frac {dz}{dy}</annotation>
  </semantics>
</math>
</file>

<file path=Object 11/content.xml><?xml version="1.0" encoding="utf-8"?>
<math xmlns="http://www.w3.org/1998/Math/MathML" display="block">
  <semantics>
    <mfrac>
      <mi mathvariant="italic">dz</mi>
      <mi mathvariant="italic">du</mi>
    </mfrac>
    <annotation encoding="StarMath 5.0">frac {dz}{du}</annotation>
  </semantics>
</math>
</file>

<file path=Object 12/content.xml><?xml version="1.0" encoding="utf-8"?>
<math xmlns="http://www.w3.org/1998/Math/MathML" display="block">
  <semantics>
    <mfrac>
      <mi mathvariant="italic">dz</mi>
      <mi mathvariant="italic">dx</mi>
    </mfrac>
    <annotation encoding="StarMath 5.0">frac {dz}{dx}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u</mi>
    <annotation encoding="StarMath 5.0">u</annotation>
  </semantics>
</math>
</file>

<file path=Object 5/content.xml><?xml version="1.0" encoding="utf-8"?>
<math xmlns="http://www.w3.org/1998/Math/MathML" display="block">
  <semantics>
    <mrow>
      <mi mathvariant="italic">sen</mi>
      <mrow>
        <mo fence="true" form="prefix" stretchy="false">(</mo>
        <mrow>
          <mi>u</mi>
        </mrow>
        <mo fence="true" form="postfix" stretchy="false">)</mo>
      </mrow>
    </mrow>
    <annotation encoding="StarMath 5.0">sen(u)</annotation>
  </semantics>
</math>
</file>

<file path=Object 6/content.xml><?xml version="1.0" encoding="utf-8"?>
<math xmlns="http://www.w3.org/1998/Math/MathML" display="block">
  <semantics>
    <mi>y</mi>
    <annotation encoding="StarMath 5.0">y</annotation>
  </semantics>
</math>
</file>

<file path=Object 7/content.xml><?xml version="1.0" encoding="utf-8"?>
<math xmlns="http://www.w3.org/1998/Math/MathML" display="block">
  <semantics>
    <mi>z</mi>
    <annotation encoding="StarMath 5.0">z</annotation>
  </semantics>
</math>
</file>

<file path=Object 8/content.xml><?xml version="1.0" encoding="utf-8"?>
<math xmlns="http://www.w3.org/1998/Math/MathML" display="block">
  <semantics>
    <mrow>
      <mfrac>
        <mi>d</mi>
        <mi mathvariant="italic">du</mi>
      </mfrac>
      <mrow>
        <mo fence="true" form="prefix" stretchy="true">[</mo>
        <mrow>
          <mrow>
            <mi mathvariant="italic">se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row>
        <mo fence="true" form="postfix" stretchy="true">]</mo>
      </mrow>
    </mrow>
    <annotation encoding="StarMath 5.0">frac{d}{du} left[sen(u) right]</annotation>
  </semantics>
</math>
</file>

<file path=Object 9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form="prefix" stretchy="true">[</mo>
          <mrow>
            <mrow>
              <mi>π</mi>
              <mi>x</mi>
            </mrow>
          </mrow>
          <mo fence="true" form="postfix" stretchy="true">]</mo>
        </mrow>
        <mo stretchy="false">=</mo>
        <mi>π</mi>
      </mrow>
    </mrow>
    <annotation encoding="StarMath 5.0">frac{d}{dx} left[ %pi x right] = %pi</annotation>
  </semantics>
</math>
</file>